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2pt" fo:font-weight="bold" officeooo:rsid="00046a5d" officeooo:paragraph-rsid="00046a5d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22pt" fo:font-weight="bold" officeooo:rsid="0005ac17" officeooo:paragraph-rsid="0005ac17" style:font-size-asian="22pt" style:language-asian="zh" style:country-asian="CN" style:font-weight-asian="bold" style:font-size-complex="22pt" style:font-weight-complex="bold"/>
    </style:style>
    <style:style style:name="P3" style:family="paragraph" style:parent-style-name="Standard">
      <style:text-properties fo:font-size="24pt" fo:font-weight="normal" officeooo:rsid="00046a5d" officeooo:paragraph-rsid="00046a5d" style:font-size-asian="24pt" style:font-weight-asian="normal" style:font-size-complex="24pt" style:font-weight-complex="normal"/>
    </style:style>
    <style:style style:name="P4" style:family="paragraph" style:parent-style-name="Standard">
      <style:text-properties fo:font-size="16pt" fo:font-weight="normal" officeooo:rsid="0005ac17" officeooo:paragraph-rsid="0005ac17" style:font-size-asian="16pt" style:language-asian="zh" style:country-asian="CN" style:font-weight-asian="normal" style:font-size-complex="16pt" style:font-weight-complex="normal"/>
    </style:style>
    <style:style style:name="P5" style:family="paragraph" style:parent-style-name="Table_20_Contents">
      <style:text-properties fo:font-size="24pt" officeooo:rsid="0005ac17" officeooo:paragraph-rsid="0005ac17" style:font-size-asian="24pt" style:font-size-complex="24pt"/>
    </style:style>
    <style:style style:name="P6" style:family="paragraph" style:parent-style-name="Table_20_Contents">
      <style:text-properties fo:font-size="22pt" officeooo:rsid="0005ac17" officeooo:paragraph-rsid="0005ac17" style:font-size-asian="22pt" style:font-size-complex="22pt"/>
    </style:style>
    <style:style style:name="P7" style:family="paragraph" style:parent-style-name="Table_20_Contents">
      <style:text-properties fo:font-size="16pt" officeooo:rsid="00063c0e" officeooo:paragraph-rsid="00063c0e" style:font-size-asian="16pt" style:font-size-complex="16pt"/>
    </style:style>
    <style:style style:name="P8" style:family="paragraph" style:parent-style-name="Standard" style:list-style-name="L1">
      <style:text-properties fo:font-size="16pt" fo:font-weight="normal" officeooo:rsid="00046a5d" officeooo:paragraph-rsid="00046a5d" style:font-size-asian="16pt" style:language-asian="zh" style:country-asian="CN" style:font-weight-asian="normal" style:font-size-complex="16pt" style:font-weight-complex="normal"/>
    </style:style>
    <style:style style:name="T1" style:family="text">
      <style:text-properties style:language-asian="zh" style:country-asian="CN"/>
    </style:style>
    <style:style style:name="T2" style:family="text">
      <style:text-properties fo:font-size="16pt" style:font-size-asian="16pt" style:language-asian="zh" style:country-asian="CN" style:font-size-complex="16pt"/>
    </style:style>
    <style:style style:name="T3" style:family="text">
      <style:text-properties fo:color="#ff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,</text:span>删除节点</text:p>
      <text:p text:style-name="P1">remove(): </text:p>
      <text:p text:style-name="P3"><text:s text:c="4"/><text:span text:style-name="T2">从 DOM 中删除所有匹配的元素, 传入的参数用于根据 jQuery 表达<text:tab/>式来筛选元素. 当某个节点用 remove() 方法删除后, 该节点所包含的<text:tab/>所有后代节点将被同时删除. 这个方法的返回值是一个指向已被删除<text:tab/>的节点的引用.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5">$("li:first").remove();</text:p>
          </table:table-cell>
        </table:table-row>
      </table:table>
      <text:list xml:id="list1682405662" text:style-name="L1">
        <text:list-item>
          <text:p text:style-name="P8"/>
        </text:list-item>
      </text:list>
      <text:p text:style-name="P2"><text:bookmark-start text:name="__DdeLink__5192_4176556765"/><text:bookmark-start text:name="__DdeLink__220_1937121492"/>empty<text:bookmark-end text:name="__DdeLink__5192_4176556765"/>()<text:bookmark-end text:name="__DdeLink__220_1937121492"/>: </text:p>
      <text:p text:style-name="P4">清空节点 – 清空元素中的所有后代节点(不包含属性节点).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6">//清空子元素</text:p>
            <text:p text:style-name="P6"><text:tab/>$("ul").empty();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P7">function add() {</text:p>
            <text:p text:style-name="P7"><text:tab/>//获得填入的值</text:p>
            <text:p text:style-name="P7"><text:tab/>var readName=$("#realname").val();</text:p>
            <text:p text:style-name="P7"><text:tab/>var age=$("#age").val();</text:p>
            <text:p text:style-name="P7"><text:tab/>var address=$("#address").val();</text:p>
            <text:p text:style-name="P7"><text:tab/>//创建一行</text:p>
            <text:p text:style-name="P7"><text:tab/>var trobj=$("&lt;tr&gt;&lt;td&gt;&lt;input type=\"checkbox\"&gt;&lt;/td&gt;&lt;td&gt;"+readName+"&lt;/td&gt;&lt;td&gt;"+age+"&lt;/td&gt;&lt;td&gt;"+address+"&lt;/td&gt;&lt;td&gt;&lt;a href=\"javascript:void(0)\" onclick=\"dele(this)\"&gt;删除&lt;/a&gt;&lt;/td&gt;&lt;/tr&gt;");</text:p>
            <text:p text:style-name="P7"><text:tab/>//获得tbody</text:p>
            <text:p text:style-name="P7"><text:tab/>$("#mytb").append(trobj);</text:p>
            <text:p text:style-name="P7"><text:tab/></text:p>
            <text:p text:style-name="P7">}</text:p>
            <text:p text:style-name="P7">function dele(obj){</text:p>
            <text:p text:style-name="P7"><text:tab/></text:p>
            <text:p text:style-name="P7"><text:tab/>//获取父节点parent()</text:p>
            <text:p text:style-name="P7"><text:tab/>$(obj).parent().parent().remove();</text:p>
            <text:p text:style-name="P7">}</text:p>
            <text:p text:style-name="P7">function checkAll(obj) {</text:p>
            <text:p text:style-name="P7"><text:tab/>var checkAllstat=$(obj).attr("checked");</text:p>
            <text:p text:style-name="P7"><text:tab/>if(checkAllstat=='checked'){</text:p>
            <text:p text:style-name="P7"><text:tab/><text:tab/>$("tbody input").attr("checked","checked");</text:p>
            <text:p text:style-name="P7"><text:tab/><text:tab/></text:p>
            <text:p text:style-name="P7"><text:tab/><text:tab/></text:p>
            <text:p text:style-name="P7"><text:tab/>}else{</text:p>
            <text:p text:style-name="P7"><text:tab/><text:tab/><text:bookmark-start text:name="__DdeLink__211_218093394"/>$("tbody input").removeAttr("checked");<text:bookmark-end text:name="__DdeLink__211_218093394"/></text:p>
            <text:p text:style-name="P7"><text:tab/>}</text:p>
            <text:p text:style-name="P7">}</text:p>
            <text:p text:style-name="P7">function deleBack() {</text:p>
            <text:p text:style-name="P7"><text:tab/><text:span text:style-name="T3">$("tbody input:checked").parent().parent().remove();</text:span></text:p>
            <text:p text:style-name="P7">}</text:p>
            <text:p text:style-name="P7">&lt;/script&gt;</text:p>
            <text:p text:style-name="P7">&lt;style type="text/css"&gt;</text:p>
            <text:p text:style-name="P7">table {</text:p>
            <text:p text:style-name="P7"><text:tab/>width: 600px;</text:p>
            <text:p text:style-name="P7"><text:tab/>border-collapse: collapse;</text:p>
            <text:p text:style-name="P7"><text:tab/>border: 1px solid black;</text:p>
            <text:p text:style-name="P7">}</text:p>
            <text:p text:style-name="P7"><text:soft-page-break/></text:p>
            <text:p text:style-name="P7">table td,tr {</text:p>
            <text:p text:style-name="P7"><text:tab/>border: 1px solid black;</text:p>
            <text:p text:style-name="P7">}</text:p>
            <text:p text:style-name="P7">&lt;/style&gt;</text:p>
            <text:p text:style-name="P7">&lt;/head&gt;</text:p>
            <text:p text:style-name="P7">&lt;body&gt;</text:p>
            <text:p text:style-name="P7"><text:tab/>&lt;table&gt;</text:p>
            <text:p text:style-name="P7"><text:tab/><text:tab/>&lt;tr&gt;</text:p>
            <text:p text:style-name="P7"><text:tab/><text:tab/><text:tab/>&lt;td&gt;姓名:&lt;input id="realname" type="text"&gt;&lt;/td&gt;</text:p>
            <text:p text:style-name="P7"><text:tab/><text:tab/><text:tab/>&lt;td&gt;年龄:&lt;input id="age" type="text"&gt;&lt;/td&gt;</text:p>
            <text:p text:style-name="P7"><text:tab/><text:tab/><text:tab/>&lt;td&gt;地址:&lt;input id="address" type="text"&gt;&lt;/td&gt;</text:p>
            <text:p text:style-name="P7"><text:tab/><text:tab/><text:tab/>&lt;td&gt;&lt;input type="button" value="添加" onclick="add()"&gt;&lt;/td&gt;</text:p>
            <text:p text:style-name="P7"><text:tab/><text:tab/><text:tab/>&lt;td&gt;&lt;input type="button" value="全部删除" onclick="deleBack()"&gt;&lt;/td&gt;</text:p>
            <text:p text:style-name="P7"><text:tab/><text:tab/>&lt;/tr&gt;</text:p>
            <text:p text:style-name="P7"><text:tab/>&lt;/table&gt;</text:p>
            <text:p text:style-name="P7"><text:tab/>&lt;table&gt;</text:p>
            <text:p text:style-name="P7"><text:tab/><text:tab/>&lt;thead&gt;</text:p>
            <text:p text:style-name="P7"><text:tab/><text:tab/><text:tab/>&lt;tr&gt;</text:p>
            <text:p text:style-name="P7"><text:tab/><text:tab/><text:tab/>&lt;td&gt;&lt;input id="check" type="checkbox" onchange="checkAll(this)"&gt;&lt;/td&gt;</text:p>
            <text:p text:style-name="P7"><text:tab/><text:tab/><text:tab/><text:tab/>&lt;td&gt;姓名&lt;/td&gt;</text:p>
            <text:p text:style-name="P7"><text:tab/><text:tab/><text:tab/><text:tab/>&lt;td&gt;年龄&lt;/td&gt;</text:p>
            <text:p text:style-name="P7"><text:tab/><text:tab/><text:tab/><text:tab/>&lt;td&gt;地址&lt;/td&gt;</text:p>
            <text:p text:style-name="P7"><text:tab/><text:tab/><text:tab/><text:tab/>&lt;td&gt;操作&lt;/td&gt;</text:p>
            <text:p text:style-name="P7"><text:tab/><text:tab/><text:tab/>&lt;/tr&gt;</text:p>
            <text:p text:style-name="P7"><text:tab/><text:tab/>&lt;/thead&gt;</text:p>
            <text:p text:style-name="P7"><text:tab/><text:tab/>&lt;tbody id="mytb"&gt;</text:p>
            <text:p text:style-name="P7"><text:tab/><text:tab/><text:tab/>&lt;tr&gt;</text:p>
            <text:p text:style-name="P7"><text:tab/><text:tab/><text:tab/>&lt;td&gt;&lt;input type="checkbox"&gt;&lt;/td&gt;</text:p>
            <text:p text:style-name="P7"><text:tab/><text:tab/><text:tab/><text:tab/>&lt;td&gt;张三&lt;/td&gt;</text:p>
            <text:p text:style-name="P7"><text:tab/><text:tab/><text:tab/><text:tab/>&lt;td&gt;22&lt;/td&gt;</text:p>
            <text:p text:style-name="P7"><text:tab/><text:tab/><text:tab/><text:tab/>&lt;td&gt;地球&lt;/td&gt;</text:p>
            <text:p text:style-name="P7"><text:tab/><text:tab/><text:tab/><text:tab/>&lt;td&gt;&lt;a href="javascript:void(0)" onclick="dele(this)"&gt;删除&lt;/a&gt;&lt;/td&gt;</text:p>
            <text:p text:style-name="P7"><text:tab/><text:tab/><text:tab/>&lt;/tr&gt;</text:p>
            <text:p text:style-name="P7"><text:tab/><text:tab/>&lt;/tbody&gt;</text:p>
            <text:p text:style-name="P7"><text:soft-page-break/></text:p>
            <text:p text:style-name="P7"/>
            <text:p text:style-name="P7"><text:tab/>&lt;/table&gt;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54M36S</meta:editing-duration>
    <meta:editing-cycles>8</meta:editing-cycles>
    <meta:generator>LibreOffice/5.3.0.3$Windows_X86_64 LibreOffice_project/7074905676c47b82bbcfbea1aeefc84afe1c50e1</meta:generator>
    <dc:date>2018-06-06T21:13:34.972000000</dc:date>
    <meta:document-statistic meta:table-count="3" meta:image-count="0" meta:object-count="0" meta:page-count="4" meta:paragraph-count="80" meta:word-count="306" meta:character-count="1749" meta:non-whitespace-character-count="1568"/>
    <meta:user-defined meta:name="Info 1"/>
    <meta:user-defined meta:name="Info 2"/>
    <meta:user-defined meta:name="Info 3"/>
    <meta:user-defined meta:name="Info 4"/>
  </office:meta>
</office:document-meta>
</file>